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48000001586422B623.png" manifest:media-type=""/>
  <manifest:file-entry manifest:full-path="Pictures/100000000000035D0000020F487F646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733cm" svg:height="9.295cm" svg:x="0cm" svg:y="0cm">
          <draw:image xlink:href="Pictures/100000000000035D0000020F487F6469.png" xlink:type="simple" xlink:show="embed" xlink:actuate="onLoad">
            <text:p/>
          </draw:image>
        </draw:frame>
        <draw:frame draw:style-name="gr1" draw:text-style-name="P1" draw:layer="layout" svg:width="10.671cm" svg:height="6.067cm" svg:x="2.536cm" svg:y="0.656cm">
          <draw:image xlink:href="Pictures/1000000000000248000001586422B62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73cm" fo:page-height="9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7T12:04:32</meta:creation-date>
    <meta:generator>LibreOffice/4.0.2.2$Linux_X86_64 LibreOffice_project/400m0$Build-2</meta:generator>
    <dc:date>2013-10-07T12:07:49</dc:date>
    <meta:editing-duration>P0D</meta:editing-duration>
    <meta:editing-cycles>1</meta:editing-cycles>
    <meta:document-statistic meta:object-count="2"/>
  </office:meta>
</office:document-meta>
</file>